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8ea0"/>
    </style:style>
    <style:style style:name="P2" style:family="paragraph" style:parent-style-name="Standard">
      <style:text-properties officeooo:paragraph-rsid="0014d5b0"/>
    </style:style>
    <style:style style:name="P3" style:family="paragraph" style:parent-style-name="Standard">
      <style:text-properties officeooo:paragraph-rsid="0014f21f"/>
    </style:style>
    <style:style style:name="P4" style:family="paragraph" style:parent-style-name="Standard">
      <style:text-properties officeooo:paragraph-rsid="0016f2a3"/>
    </style:style>
    <style:style style:name="P5" style:family="paragraph" style:parent-style-name="Standard">
      <style:text-properties officeooo:paragraph-rsid="001a0377"/>
    </style:style>
    <style:style style:name="T1" style:family="text">
      <style:text-properties officeooo:rsid="00106b66"/>
    </style:style>
    <style:style style:name="T2" style:family="text">
      <style:text-properties officeooo:rsid="00116d3f"/>
    </style:style>
    <style:style style:name="T3" style:family="text">
      <style:text-properties officeooo:rsid="001359db"/>
    </style:style>
    <style:style style:name="T4" style:family="text">
      <style:text-properties officeooo:rsid="00148ea0"/>
    </style:style>
    <style:style style:name="T5" style:family="text">
      <style:text-properties officeooo:rsid="0014d5b0"/>
    </style:style>
    <style:style style:name="T6" style:family="text">
      <style:text-properties officeooo:rsid="0014f21f"/>
    </style:style>
    <style:style style:name="T7" style:family="text">
      <style:text-properties officeooo:rsid="0015235f"/>
    </style:style>
    <style:style style:name="T8" style:family="text">
      <style:text-properties officeooo:rsid="0016f2a3"/>
    </style:style>
    <style:style style:name="T9" style:family="text">
      <style:text-properties officeooo:rsid="001813d4"/>
    </style:style>
    <style:style style:name="T10" style:family="text">
      <style:text-properties officeooo:rsid="0018911b"/>
    </style:style>
    <style:style style:name="T11" style:family="text">
      <style:text-properties officeooo:rsid="0018e87d"/>
    </style:style>
    <style:style style:name="T12" style:family="text">
      <style:text-properties officeooo:rsid="001992a2"/>
    </style:style>
    <style:style style:name="T13" style:family="text">
      <style:text-properties officeooo:rsid="001a0377"/>
    </style:style>
    <style:style style:name="T14" style:family="text">
      <style:text-properties officeooo:rsid="001b88c8"/>
    </style:style>
    <style:style style:name="T15" style:family="text">
      <style:text-properties officeooo:rsid="001c29f5"/>
    </style:style>
    <style:style style:name="T16" style:family="text">
      <style:text-properties officeooo:rsid="001d2db1"/>
    </style:style>
    <style:style style:name="T17" style:family="text">
      <style:text-properties officeooo:rsid="0020eb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"> Netzwerk-Protokoll</text:span></text:p>
      <text:p text:style-name="Standard"><text:tab/></text:p>
      <text:p text:style-name="Standard">→<text:span text:style-name="T2"> Shell Befehle werden über Netzwerk an ein anderen Computer Gesendet.</text:span></text:p>
      <text:p text:style-name="P4"><text:tab/>→<text:span text:style-name="T8"> TCP-Verbindung wird vorher aufgebaut.</text:span></text:p>
      <text:p text:style-name="P4"><text:tab/></text:p>
      <text:p text:style-name="Standard">--<text:span text:style-name="T3">SSH Nutzern--</text:span></text:p>
      <text:p text:style-name="Standard">→<text:span text:style-name="T3"> # ssh </text:span><text:a xlink:type="simple" xlink:href="mailto:username@ipadresseDesRechners" text:style-name="Internet_20_link" text:visited-style-name="Visited_20_Internet_20_Link"><text:span text:style-name="T3">username@ipadresseDesRechners</text:span></text:a></text:p>
      <text:p text:style-name="Standard">→<text:span text:style-name="T3"> # </text:span><text:a xlink:type="simple" xlink:href="mailto:username@ipadresseDesRechners" text:style-name="Internet_20_link" text:visited-style-name="Visited_20_Internet_20_Link"><text:span text:style-name="T3">username@ipadresseDesRechners</text:span></text:a><text:span text:style-name="T3"> passowrd:</text:span></text:p>
      <text:p text:style-name="P2">→<text:span text:style-name="T3"> Ohne Anmeldung Kopieren</text:span></text:p>
      <text:p text:style-name="P2"><text:span text:style-name="T3"><text:tab/>→</text:span><text:span text:style-name="T5"> </text:span><text:span text:style-name="T3"><text:s/>vom client zum host </text:span><text:span text:style-name="T5">(push)</text:span></text:p>
      <text:p text:style-name="P3"><text:tab/><text:tab/>//<text:span text:style-name="T6">einzelne dateien</text:span></text:p>
      <text:p text:style-name="P3"><text:tab/><text:tab/>→<text:span text:style-name="T3"> # scp test.txt </text:span><text:a xlink:type="simple" xlink:href="mailto:user@ipadresse" text:style-name="Internet_20_link" text:visited-style-name="Visited_20_Internet_20_Link"><text:span text:style-name="T3">user@ipadresse</text:span></text:a><text:span text:style-name="T3">:/home/user/documents</text:span></text:p>
      <text:p text:style-name="P3"><text:tab/><text:tab/>//<text:span text:style-name="T6">mehrere dateien</text:span></text:p>
      <text:p text:style-name="P3"><text:tab/><text:tab/>→<text:span text:style-name="T6"> # scp -r testordner user@ipadresse:/home/user/folder</text:span></text:p>
      <text:p text:style-name="P3"><text:tab/>→<text:span text:style-name="T5"> vom host zum client (pull)</text:span></text:p>
      <text:p text:style-name="Standard"><text:tab/><text:tab/>→<text:span text:style-name="T5"> # </text:span><text:span text:style-name="T7">scp -r user@ipadresse:/home/user/folder</text:span></text:p>
      <text:p text:style-name="Standard"/>
      <text:p text:style-name="Standard">--<text:span text:style-name="T4">Ohne Passwort Einloggen (automatisches Einloggen)--</text:span></text:p>
      <text:p text:style-name="Standard">→<text:span text:style-name="T12"> Dabei werden die Keys nur zur Authorisierung genutzt, nicht zur Verschlüsselung.</text:span></text:p>
      <text:p text:style-name="Standard"><text:tab/>→<text:span text:style-name="T12"> Vorgehen:</text:span></text:p>
      <text:p text:style-name="Standard"><text:tab/><text:tab/>→<text:span text:style-name="T12"> 1. Server generiert eine zufällige Nachricht </text:span><text:span text:style-name="T13">und </text:span><text:span text:style-name="T12">sendet sie an den client.</text:span></text:p>
      <text:p text:style-name="Standard"><text:tab/><text:tab/>→<text:span text:style-name="T12"> 2. Client signiert die Nachricht mit dem SSH-Agent und sendet sie an den Server.</text:span></text:p>
      <text:p text:style-name="P5"><text:tab/><text:tab/><text:tab/>→<text:span text:style-name="T13"> Der SSH-Agent nutzt den private-key zur verschlüsselung.</text:span></text:p>
      <text:p text:style-name="P5"><text:tab/><text:tab/>→<text:span text:style-name="T12"> 3. </text:span><text:span text:style-name="T13">Server kann Nachricht mit public-key entschlüsseln.</text:span></text:p>
      <text:p text:style-name="P5"><text:tab/><text:tab/><text:tab/>→<text:span text:style-name="T13"> Nur der pribate-key kann die Nachricht so verschlüsseln, dass</text:span></text:p>
      <text:p text:style-name="P5"><text:tab/><text:tab/><text:tab/><text:tab/><text:span text:style-name="T13">sie mit dem public-key entschlüsselt werden kann. Der Empfänger</text:span></text:p>
      <text:p text:style-name="P5"><text:tab/><text:tab/><text:tab/><text:tab/><text:span text:style-name="T13">der Nachricht muss im Besitz des private-key sein.</text:span></text:p>
      <text:p text:style-name="P5"><text:tab/>→<text:span text:style-name="T13"> Nach der Authorisierung werden im Hintergrund Keys zur verschlüsselten </text:span></text:p>
      <text:p text:style-name="P5"><text:tab/><text:tab/><text:span text:style-name="T13">Datenübertragung ausgetauscht.</text:span></text:p>
      <text:p text:style-name="P5"/>
      <text:p text:style-name="Standard">→<text:span text:style-name="T4"> Schlüsselpaar (privat, öffentlich) auf client-rechner erstellen.</text:span></text:p>
      <text:p text:style-name="P1"><text:tab/>//-<text:span text:style-name="T4">t steht für type, also Typ der Verschlüsselung</text:span></text:p>
      <text:p text:style-name="P1"><text:tab/>→<text:span text:style-name="T4"> # ssh-keygen -t rsa</text:span></text:p>
      <text:p text:style-name="Standard">→<text:span text:style-name="T4"> Öffentlichen Schlüssen auf Benutzeraccount des Servers bringen.</text:span></text:p>
      <text:p text:style-name="Standard"><text:tab/>→<text:span text:style-name="T4"> # scp .ssh/id_rsa.pub </text:span><text:a xlink:type="simple" xlink:href="mailto:user@ipadresse" text:style-name="Internet_20_link" text:visited-style-name="Visited_20_Internet_20_Link"><text:span text:style-name="T4">user@ipadresse</text:span></text:a><text:span text:style-name="T4">:home/user/.ssh</text:span></text:p>
      <text:p text:style-name="Standard">→<text:span text:style-name="T4"> Login ohne Passwort.</text:span></text:p>
      <text:p text:style-name="Standard"><text:tab/>→<text:span text:style-name="T4"> # ssh </text:span><text:a xlink:type="simple" xlink:href="mailto:user@ipadresse" text:style-name="Internet_20_link" text:visited-style-name="Visited_20_Internet_20_Link"><text:span text:style-name="T4">user@ipadresse</text:span></text:a></text:p>
      <text:p text:style-name="Standard"/>
      <text:p text:style-name="Standard">- <text:span text:style-name="T9">SSH-Agent</text:span></text:p>
      <text:p text:style-name="Standard">→<text:span text:style-name="T9"> </text:span><text:span text:style-name="T17">Signiert Nachrichten automatisch im Hintergrund.</text:span></text:p>
      <text:p text:style-name="Standard"><text:tab/>→<text:span text:style-name="T17"> Benötigt dafür den Privat-Key.</text:span></text:p>
      <text:p text:style-name="Standard">→<text:span text:style-name="T9"> befinden sich im Arbeitsspeicher.</text:span></text:p>
      <text:p text:style-name="Standard">→<text:span text:style-name="T14"> ssh-add</text:span></text:p>
      <text:p text:style-name="Standard"><text:tab/>→<text:span text:style-name="T14"> Zugang zum ssh-agent.</text:span></text:p>
      <text:p text:style-name="Standard"><text:tab/>→<text:span text:style-name="T14"> Ohne Parameter werden ssh-keys im home-directory gesucht und dem ssh-agent</text:span></text:p>
      <text:p text:style-name="Standard"><text:tab/><text:tab/><text:span text:style-name="T14">hinzugefügt.</text:span></text:p>
      <text:p text:style-name="Standard"><text:tab/><text:tab/>→<text:span text:style-name="T15"> Beispiele für abgespeicherte Keys:</text:span></text:p>
      <text:p text:style-name="Standard"><text:tab/><text:tab/><text:tab/>~/.ssh/id_rsa</text:p>
      <text:p text:style-name="Standard"><text:tab/><text:tab/><text:tab/>~/.ssh/id_ed25519</text:p>
      <text:p text:style-name="Standard"><text:tab/><text:tab/><text:tab/>~/.ssh/id_dsa</text:p>
      <text:p text:style-name="Standard"><text:tab/><text:tab/><text:tab/>~/.ssh/id_ecdsa</text:p>
      <text:p text:style-name="Standard"><text:tab/>→<text:span text:style-name="T16"> Wenn die Keys hinzugefügt wurden, werden sie automatisch verwend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1T10:48:53.982687498</meta:creation-date>
    <meta:generator>LibreOffice/6.4.7.2$Linux_X86_64 LibreOffice_project/40$Build-2</meta:generator>
    <dc:date>2023-02-14T15:18:32.908452985</dc:date>
    <meta:editing-duration>PT1H51M</meta:editing-duration>
    <meta:editing-cycles>17</meta:editing-cycles>
    <meta:document-statistic meta:table-count="0" meta:image-count="0" meta:object-count="0" meta:page-count="1" meta:paragraph-count="49" meta:word-count="264" meta:character-count="1959" meta:non-whitespace-character-count="1679"/>
  </office:meta>
</office:document-meta>
</file>